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angelabuczak/full/H-DN6CAd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6T10:21:05.925617735</meta:creation-date>
    <dc:date>2024-08-16T10:21:27.732548514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1" meta:non-whitespace-character-count="51"/>
    <meta:generator>LibreOffice/6.4.7.2$Linux_X86_64 LibreOffice_project/40$Build-2</meta:generator>
  </office:meta>
</office:document-meta>
</file>